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r</text:p>
          </table:table-cell>
          <table:table-cell office:value-type="float" office:value="236751" calcext:value-type="float">
            <text:p>23675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74221" calcext:value-type="float">
            <text:p>174221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170665" calcext:value-type="float">
            <text:p>170665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69210" calcext:value-type="float">
            <text:p>16921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57972" calcext:value-type="float">
            <text:p>15797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55416" calcext:value-type="float">
            <text:p>15541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3863" calcext:value-type="float">
            <text:p>15386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48414" calcext:value-type="float">
            <text:p>14841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46755" calcext:value-type="float">
            <text:p>146755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32824" calcext:value-type="float">
            <text:p>132824</text:p>
          </table:table-cell>
        </table:table-row>
        <table:table-row table:style-name="ro1">
          <table:table-cell office:value-type="string" calcext:value-type="string">
            <text:p>. </text:p>
          </table:table-cell>
          <table:table-cell office:value-type="float" office:value="132576" calcext:value-type="float">
            <text:p>13257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1712" calcext:value-type="float">
            <text:p>131712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31445" calcext:value-type="float">
            <text:p>131445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131390" calcext:value-type="float">
            <text:p>13139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30095" calcext:value-type="float">
            <text:p>13009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21830" calcext:value-type="float">
            <text:p>12183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17451" calcext:value-type="float">
            <text:p>11745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17214" calcext:value-type="float">
            <text:p>117214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15277" calcext:value-type="float">
            <text:p>115277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14949" calcext:value-type="float">
            <text:p>114949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07732" calcext:value-type="float">
            <text:p>107732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07680" calcext:value-type="float">
            <text:p>107680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07515" calcext:value-type="float">
            <text:p>10751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6065" calcext:value-type="float">
            <text:p>10606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03914" calcext:value-type="float">
            <text:p>10391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95153" calcext:value-type="float">
            <text:p>95153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93286" calcext:value-type="float">
            <text:p>9328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91782" calcext:value-type="float">
            <text:p>9178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0331" calcext:value-type="float">
            <text:p>9033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84522" calcext:value-type="float">
            <text:p>8452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82646" calcext:value-type="float">
            <text:p>8264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1981" calcext:value-type="float">
            <text:p>81981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78845" calcext:value-type="float">
            <text:p>78845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78381" calcext:value-type="float">
            <text:p>7838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78167" calcext:value-type="float">
            <text:p>78167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77989" calcext:value-type="float">
            <text:p>77989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77598" calcext:value-type="float">
            <text:p>77598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77136" calcext:value-type="float">
            <text:p>77136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75297" calcext:value-type="float">
            <text:p>7529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4241" calcext:value-type="float">
            <text:p>742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72091" calcext:value-type="float">
            <text:p>7209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71543" calcext:value-type="float">
            <text:p>7154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70741" calcext:value-type="float">
            <text:p>70741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70325" calcext:value-type="float">
            <text:p>7032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68136" calcext:value-type="float">
            <text:p>6813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7987" calcext:value-type="float">
            <text:p>67987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7923" calcext:value-type="float">
            <text:p>6792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67873" calcext:value-type="float">
            <text:p>6787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67833" calcext:value-type="float">
            <text:p>6783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67678" calcext:value-type="float">
            <text:p>6767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7113" calcext:value-type="float">
            <text:p>67113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66470" calcext:value-type="float">
            <text:p>66470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6401" calcext:value-type="float">
            <text:p>66401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66225" calcext:value-type="float">
            <text:p>66225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66184" calcext:value-type="float">
            <text:p>66184</text:p>
          </table:table-cell>
        </table:table-row>
        <table:table-row table:style-name="ro1">
          <table:table-cell office:value-type="string" calcext:value-type="string">
            <text:p><text:s/>a</text:p>
          </table:table-cell>
          <table:table-cell office:value-type="float" office:value="65984" calcext:value-type="float">
            <text:p>6598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65659" calcext:value-type="float">
            <text:p>65659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float" office:value="64643" calcext:value-type="float">
            <text:p>6464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64207" calcext:value-type="float">
            <text:p>64207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63293" calcext:value-type="float">
            <text:p>63293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61322" calcext:value-type="float">
            <text:p>61322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61107" calcext:value-type="float">
            <text:p>6110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0098" calcext:value-type="float">
            <text:p>60098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59840" calcext:value-type="float">
            <text:p>59840</text:p>
          </table:table-cell>
        </table:table-row>
        <table:table-row table:style-name="ro1">
          <table:table-cell office:value-type="string" calcext:value-type="string">
            <text:p><text:s/>o</text:p>
          </table:table-cell>
          <table:table-cell office:value-type="float" office:value="59750" calcext:value-type="float">
            <text:p>597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9457" calcext:value-type="float">
            <text:p>59457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58483" calcext:value-type="float">
            <text:p>58483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57524" calcext:value-type="float">
            <text:p>5752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7357" calcext:value-type="float">
            <text:p>57357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56244" calcext:value-type="float">
            <text:p>56244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56224" calcext:value-type="float">
            <text:p>56224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54077" calcext:value-type="float">
            <text:p>5407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53915" calcext:value-type="float">
            <text:p>5391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3644" calcext:value-type="float">
            <text:p>5364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52734" calcext:value-type="float">
            <text:p>52734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52666" calcext:value-type="float">
            <text:p>52666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52397" calcext:value-type="float">
            <text:p>52397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51846" calcext:value-type="float">
            <text:p>51846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51363" calcext:value-type="float">
            <text:p>5136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1080" calcext:value-type="float">
            <text:p>5108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50312" calcext:value-type="float">
            <text:p>50312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9433" calcext:value-type="float">
            <text:p>49433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9308" calcext:value-type="float">
            <text:p>49308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48798" calcext:value-type="float">
            <text:p>48798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47416" calcext:value-type="float">
            <text:p>47416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46657" calcext:value-type="float">
            <text:p>46657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46434" calcext:value-type="float">
            <text:p>4643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5809" calcext:value-type="float">
            <text:p>45809</text:p>
          </table:table-cell>
        </table:table-row>
        <table:table-row table:style-name="ro1">
          <table:table-cell office:value-type="string" calcext:value-type="string">
            <text:p><text:s/>t</text:p>
          </table:table-cell>
          <table:table-cell office:value-type="float" office:value="45320" calcext:value-type="float">
            <text:p>45320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43809" calcext:value-type="float">
            <text:p>4380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43469" calcext:value-type="float">
            <text:p>43469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float" office:value="43342" calcext:value-type="float">
            <text:p>43342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2996" calcext:value-type="float">
            <text:p>42996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42881" calcext:value-type="float">
            <text:p>428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2853" calcext:value-type="float">
            <text:p>42853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42803" calcext:value-type="float">
            <text:p>428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2653" calcext:value-type="float">
            <text:p>42653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42090" calcext:value-type="float">
            <text:p>4209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41742" calcext:value-type="float">
            <text:p>41742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40533" calcext:value-type="float">
            <text:p>4053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40310" calcext:value-type="float">
            <text:p>40310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40041" calcext:value-type="float">
            <text:p>4004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39783" calcext:value-type="float">
            <text:p>39783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9191" calcext:value-type="float">
            <text:p>3919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39149" calcext:value-type="float">
            <text:p>39149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9066" calcext:value-type="float">
            <text:p>39066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38974" calcext:value-type="float">
            <text:p>38974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38055" calcext:value-type="float">
            <text:p>38055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37197" calcext:value-type="float">
            <text:p>37197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float" office:value="37163" calcext:value-type="float">
            <text:p>37163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36685" calcext:value-type="float">
            <text:p>36685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office:value-type="float" office:value="36546" calcext:value-type="float">
            <text:p>36546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36519" calcext:value-type="float">
            <text:p>36519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36348" calcext:value-type="float">
            <text:p>36348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float" office:value="35773" calcext:value-type="float">
            <text:p>35773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34557" calcext:value-type="float">
            <text:p>34557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3922" calcext:value-type="float">
            <text:p>33922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33720" calcext:value-type="float">
            <text:p>3372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3466" calcext:value-type="float">
            <text:p>33466</text:p>
          </table:table-cell>
        </table:table-row>
        <table:table-row table:style-name="ro1">
          <table:table-cell office:value-type="string" calcext:value-type="string">
            <text:p><text:s/>(</text:p>
          </table:table-cell>
          <table:table-cell office:value-type="float" office:value="32495" calcext:value-type="float">
            <text:p>32495</text:p>
          </table:table-cell>
        </table:table-row>
        <table:table-row table:style-name="ro1">
          <table:table-cell office:value-type="string" calcext:value-type="string">
            <text:p><text:s/>n</text:p>
          </table:table-cell>
          <table:table-cell office:value-type="float" office:value="32151" calcext:value-type="float">
            <text:p>32151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32127" calcext:value-type="float">
            <text:p>32127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31746" calcext:value-type="float">
            <text:p>31746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1584" calcext:value-type="float">
            <text:p>31584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30702" calcext:value-type="float">
            <text:p>30702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30462" calcext:value-type="float">
            <text:p>30462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30420" calcext:value-type="float">
            <text:p>30420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30331" calcext:value-type="float">
            <text:p>30331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284" calcext:value-type="float">
            <text:p>30284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30216" calcext:value-type="float">
            <text:p>30216</text:p>
          </table:table-cell>
        </table:table-row>
        <table:table-row table:style-name="ro1">
          <table:table-cell office:value-type="string" calcext:value-type="string">
            <text:p><text:s/>p</text:p>
          </table:table-cell>
          <table:table-cell office:value-type="float" office:value="29938" calcext:value-type="float">
            <text:p>29938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9599" calcext:value-type="float">
            <text:p>29599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29378" calcext:value-type="float">
            <text:p>29378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29222" calcext:value-type="float">
            <text:p>29222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9142" calcext:value-type="float">
            <text:p>29142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28538" calcext:value-type="float">
            <text:p>28538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8534" calcext:value-type="float">
            <text:p>28534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8462" calcext:value-type="float">
            <text:p>2846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28454" calcext:value-type="float">
            <text:p>28454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28297" calcext:value-type="float">
            <text:p>28297</text:p>
          </table:table-cell>
        </table:table-row>
        <table:table-row table:style-name="ro1">
          <table:table-cell office:value-type="string" calcext:value-type="string">
            <text:p>, </text:p>
          </table:table-cell>
          <table:table-cell office:value-type="float" office:value="28249" calcext:value-type="float">
            <text:p>28249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28243" calcext:value-type="float">
            <text:p>28243</text:p>
          </table:table-cell>
        </table:table-row>
        <table:table-row table:style-name="ro1">
          <table:table-cell office:value-type="string" calcext:value-type="string">
            <text:p><text:s/>c</text:p>
          </table:table-cell>
          <table:table-cell office:value-type="float" office:value="28041" calcext:value-type="float">
            <text:p>28041</text:p>
          </table:table-cell>
        </table:table-row>
        <table:table-row table:style-name="ro1">
          <table:table-cell office:value-type="string" calcext:value-type="string">
            <text:p><text:s/>e</text:p>
          </table:table-cell>
          <table:table-cell office:value-type="float" office:value="27987" calcext:value-type="float">
            <text:p>27987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7922" calcext:value-type="float">
            <text:p>27922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27797" calcext:value-type="float">
            <text:p>27797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699" calcext:value-type="float">
            <text:p>27699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27698" calcext:value-type="float">
            <text:p>2769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7649" calcext:value-type="float">
            <text:p>27649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27566" calcext:value-type="float">
            <text:p>27566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27518" calcext:value-type="float">
            <text:p>27518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26831" calcext:value-type="float">
            <text:p>2683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6774" calcext:value-type="float">
            <text:p>26774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6614" calcext:value-type="float">
            <text:p>26614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6533" calcext:value-type="float">
            <text:p>26533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6279" calcext:value-type="float">
            <text:p>26279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25975" calcext:value-type="float">
            <text:p>25975</text:p>
          </table:table-cell>
        </table:table-row>
        <table:table-row table:style-name="ro1">
          <table:table-cell office:value-type="string" calcext:value-type="string">
            <text:p><text:s/>f</text:p>
          </table:table-cell>
          <table:table-cell office:value-type="float" office:value="25941" calcext:value-type="float">
            <text:p>25941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25635" calcext:value-type="float">
            <text:p>25635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5190" calcext:value-type="float">
            <text:p>25190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24868" calcext:value-type="float">
            <text:p>24868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4595" calcext:value-type="float">
            <text:p>2459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4407" calcext:value-type="float">
            <text:p>24407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float" office:value="23696" calcext:value-type="float">
            <text:p>23696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23219" calcext:value-type="float">
            <text:p>23219</text:p>
          </table:table-cell>
        </table:table-row>
        <table:table-row table:style-name="ro1">
          <table:table-cell office:value-type="string" calcext:value-type="string">
            <text:p><text:s/>i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3070" calcext:value-type="float">
            <text:p>2307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22943" calcext:value-type="float">
            <text:p>22943</text:p>
          </table:table-cell>
        </table:table-row>
        <table:table-row table:style-name="ro1">
          <table:table-cell office:value-type="string" calcext:value-type="string">
            <text:p>iz</text:p>
          </table:table-cell>
          <table:table-cell office:value-type="float" office:value="22583" calcext:value-type="float">
            <text:p>22583</text:p>
          </table:table-cell>
        </table:table-row>
        <table:table-row table:style-name="ro1">
          <table:table-cell office:value-type="string" calcext:value-type="string">
            <text:p>) </text:p>
          </table:table-cell>
          <table:table-cell office:value-type="float" office:value="22106" calcext:value-type="float">
            <text:p>22106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2030" calcext:value-type="float">
            <text:p>22030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21905" calcext:value-type="float">
            <text:p>21905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21651" calcext:value-type="float">
            <text:p>2165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21610" calcext:value-type="float">
            <text:p>21610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1301" calcext:value-type="float">
            <text:p>21301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0746" calcext:value-type="float">
            <text:p>20746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20698" calcext:value-type="float">
            <text:p>20698</text:p>
          </table:table-cell>
        </table:table-row>
        <table:table-row table:style-name="ro1">
          <table:table-cell office:value-type="string" calcext:value-type="string">
            <text:p><text:s/>b</text:p>
          </table:table-cell>
          <table:table-cell office:value-type="float" office:value="20454" calcext:value-type="float">
            <text:p>20454</text:p>
          </table:table-cell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20299" calcext:value-type="float">
            <text:p>20299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19934" calcext:value-type="float">
            <text:p>1993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9618" calcext:value-type="float">
            <text:p>19618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9583" calcext:value-type="float">
            <text:p>19583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8965" calcext:value-type="float">
            <text:p>18965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8919" calcext:value-type="float">
            <text:p>18919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18640" calcext:value-type="float">
            <text:p>18640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18486" calcext:value-type="float">
            <text:p>18486</text:p>
          </table:table-cell>
        </table:table-row>
        <table:table-row table:style-name="ro1">
          <table:table-cell office:value-type="string" calcext:value-type="string">
            <text:p><text:s/>w</text:p>
          </table:table-cell>
          <table:table-cell office:value-type="float" office:value="18330" calcext:value-type="float">
            <text:p>18330</text:p>
          </table:table-cell>
        </table:table-row>
        <table:table-row table:style-name="ro1">
          <table:table-cell office:value-type="string" calcext:value-type="string">
            <text:p><text:s/>r</text:p>
          </table:table-cell>
          <table:table-cell office:value-type="float" office:value="18225" calcext:value-type="float">
            <text:p>18225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8214" calcext:value-type="float">
            <text:p>1821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17822" calcext:value-type="float">
            <text:p>17822</text:p>
          </table:table-cell>
        </table:table-row>
        <table:table-row table:style-name="ro1">
          <table:table-cell office:value-type="string" calcext:value-type="string">
            <text:p><text:s/>[</text:p>
          </table:table-cell>
          <table:table-cell office:value-type="float" office:value="17744" calcext:value-type="float">
            <text:p>17744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17717" calcext:value-type="float">
            <text:p>17717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7661" calcext:value-type="float">
            <text:p>1766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7623" calcext:value-type="float">
            <text:p>1762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7602" calcext:value-type="float">
            <text:p>17602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float" office:value="17590" calcext:value-type="float">
            <text:p>17590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17443" calcext:value-type="float">
            <text:p>1744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17298" calcext:value-type="float">
            <text:p>17298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7131" calcext:value-type="float">
            <text:p>1713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17042" calcext:value-type="float">
            <text:p>17042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17033" calcext:value-type="float">
            <text:p>17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32" calcext:value-type="float">
            <text:p>16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06" calcext:value-type="float">
            <text:p>16906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6683" calcext:value-type="float">
            <text:p>16683</text:p>
          </table:table-cell>
        </table:table-row>
        <table:table-row table:style-name="ro1">
          <table:table-cell office:value-type="string" calcext:value-type="string">
            <text:p><text:s/>m</text:p>
          </table:table-cell>
          <table:table-cell office:value-type="float" office:value="16608" calcext:value-type="float">
            <text:p>16608</text:p>
          </table:table-cell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16606" calcext:value-type="float">
            <text:p>16606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6502" calcext:value-type="float">
            <text:p>16502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6458" calcext:value-type="float">
            <text:p>16458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16388" calcext:value-type="float">
            <text:p>16388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16322" calcext:value-type="float">
            <text:p>16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51" calcext:value-type="float">
            <text:p>1615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5862" calcext:value-type="float">
            <text:p>15862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<text:s/>d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5304" calcext:value-type="float">
            <text:p>15304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15177" calcext:value-type="float">
            <text:p>15177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15157" calcext:value-type="float">
            <text:p>15157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15033" calcext:value-type="float">
            <text:p>15033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4627" calcext:value-type="float">
            <text:p>14627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4465" calcext:value-type="float">
            <text:p>14465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4361" calcext:value-type="float">
            <text:p>14361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4323" calcext:value-type="float">
            <text:p>14323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14199" calcext:value-type="float">
            <text:p>1419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3967" calcext:value-type="float">
            <text:p>13967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13871" calcext:value-type="float">
            <text:p>1387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3834" calcext:value-type="float">
            <text:p>13834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13697" calcext:value-type="float">
            <text:p>13697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13551" calcext:value-type="float">
            <text:p>1355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13506" calcext:value-type="float">
            <text:p>13506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3448" calcext:value-type="float">
            <text:p>13448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13306" calcext:value-type="float">
            <text:p>13306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3305" calcext:value-type="float">
            <text:p>13305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2993" calcext:value-type="float">
            <text:p>1299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2784" calcext:value-type="float">
            <text:p>12784</text:p>
          </table:table-cell>
        </table:table-row>
        <table:table-row table:style-name="ro1">
          <table:table-cell office:value-type="string" calcext:value-type="string">
            <text:p><text:s/>l</text:p>
          </table:table-cell>
          <table:table-cell office:value-type="float" office:value="12461" calcext:value-type="float">
            <text:p>12461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12405" calcext:value-type="float">
            <text:p>12405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12265" calcext:value-type="float">
            <text:p>12265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12068" calcext:value-type="float">
            <text:p>12068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1891" calcext:value-type="float">
            <text:p>11891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1869" calcext:value-type="float">
            <text:p>11869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1822" calcext:value-type="float">
            <text:p>11822</text:p>
          </table:table-cell>
        </table:table-row>
        <table:table-row table:style-name="ro1">
          <table:table-cell office:value-type="string" calcext:value-type="string">
            <text:p>e.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�</text:p>
          </table:table-cell>
          <table:table-cell office:value-type="float" office:value="11707" calcext:value-type="float">
            <text:p>11707</text:p>
          </table:table-cell>
        </table:table-row>
        <table:table-row table:style-name="ro1">
          <table:table-cell office:value-type="string" calcext:value-type="string">
            <text:p><text:s/>h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string" calcext:value-type="string">
            <text:p>yl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1">
          <table:table-cell office:value-type="string" calcext:value-type="string">
            <text:p><text:s/>�</text:p>
          </table:table-cell>
          <table:table-cell office:value-type="float" office:value="11349" calcext:value-type="float">
            <text:p>11349</text:p>
          </table:table-cell>
        </table:table-row>
        <table:table-row table:style-name="ro1">
          <table:table-cell office:value-type="string" calcext:value-type="string">
            <text:p>yn</text:p>
          </table:table-cell>
          <table:table-cell office:value-type="float" office:value="11276" calcext:value-type="float">
            <text:p>11276</text:p>
          </table:table-cell>
        </table:table-row>
        <table:table-row table:style-name="ro1">
          <table:table-cell office:value-type="string" calcext:value-type="string">
            <text:p>e'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��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11015" calcext:value-type="float">
            <text:p>11015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string" calcext:value-type="string">
            <text:p>l.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ym</text:p>
          </table:table-cell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string" calcext:value-type="string">
            <text:p>j.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string" calcext:value-type="string">
            <text:p>).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10045" calcext:value-type="float">
            <text:p>10045</text:p>
          </table:table-cell>
        </table:table-row>
        <table:table-row table:style-name="ro1">
          <table:table-cell office:value-type="string" calcext:value-type="string">
            <text:p>��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v.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string" calcext:value-type="string">
            <text:p><text:s/>u</text:p>
          </table:table-cell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n'</text:p>
          </table:table-cell>
          <table:table-cell office:value-type="float" office:value="9235" calcext:value-type="float">
            <text:p>9235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string" calcext:value-type="string">
            <text:p><text:s/>g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string" calcext:value-type="string">
            <text:p><text:s/>B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8611" calcext:value-type="float">
            <text:p>8611</text:p>
          </table:table-cell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string" calcext:value-type="string">
            <text:p>t.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string" calcext:value-type="string">
            <text:p> 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<text:s/>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string" calcext:value-type="string">
            <text:p><text:s/>*</text:p>
          </table:table-cell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string" calcext:value-type="string">
            <text:p><text:s/>v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-s</text:p>
          </table:table-cell>
          <table:table-cell office:value-type="float" office:value="7367" calcext:value-type="float">
            <text:p>7367</text:p>
          </table:table-cell>
        </table:table-row>
        <table:table-row table:style-name="ro1">
          <table:table-cell office:value-type="string" calcext:value-type="string">
            <text:p>; 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r'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string" calcext:value-type="string">
            <text:p>y.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string" calcext:value-type="string">
            <text:p>t'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string" calcext:value-type="string">
            <text:p>(a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string" calcext:value-type="string">
            <text:p>.)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string" calcext:value-type="string">
            <text:p>r.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string" calcext:value-type="string">
            <text:p>[l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string" calcext:value-type="string">
            <text:p>(o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string" calcext:value-type="string">
            <text:p>y'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t-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s'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�n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-b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-c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string" calcext:value-type="string">
            <text:p>xt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string" calcext:value-type="string">
            <text:p>g.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<text:s/>S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string" calcext:value-type="string">
            <text:p>l-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,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<text:s/>A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<text:s/>-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-i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n-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-t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string" calcext:value-type="string">
            <text:p>r-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string" calcext:value-type="string">
            <text:p>s)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oq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(-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d-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<text:s/>C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o-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string" calcext:value-type="string">
            <text:p>: 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string" calcext:value-type="string">
            <text:p>s,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e)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<text:s/>O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yh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-p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�v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yf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(p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a'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string" calcext:value-type="string">
            <text:p><text:s/>P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string" calcext:value-type="string">
            <text:p>f-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e]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[o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g)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q.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y-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<text:s/>F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string" calcext:value-type="string">
            <text:p>n,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[f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<text:s/>T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t)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-d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n]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t,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string" calcext:value-type="string">
            <text:p>-h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<text:s/>I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l'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h]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-m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string" calcext:value-type="string">
            <text:p>d'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-a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string" calcext:value-type="string">
            <text:p>r,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string" calcext:value-type="string">
            <text:p>�a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n)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-w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.S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h-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-g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table:formula="of:#ERR520!" office:value-type="string" office:string-value="" calcext:value-type="error">
            <text:p>Err:52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<text:s/>=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g-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ej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u.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s/>k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y,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]S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i-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xo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]C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g'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m'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[g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<text:s/>M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(f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string" calcext:value-type="string">
            <text:p>nq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(i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string" calcext:value-type="string">
            <text:p>(u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d,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h.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<text:s/>j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<text:s/>D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s-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k-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h'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]P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r)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-o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.C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o'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d)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<text:s/>W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k'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<text:s/>E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;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<text:s/>H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<text:s/>L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<text:s/>R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.H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(e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.P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t]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<text:s/>q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<text:s/>y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g,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w-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k.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]A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p-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(t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y)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l,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.U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�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h,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.D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<text:s/>N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f.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.R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<text:s/>U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p'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]M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.M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.B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]T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(s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.T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r]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.F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]D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d]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.A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h: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*c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]B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<text:s/>G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o)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]H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i'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vy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.I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yq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h)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]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m-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[a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s]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*p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cq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*s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.W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t;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y]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l)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]F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.L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'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(c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-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-)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k,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]E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y;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b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t�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-v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f)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yj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;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]G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.,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d;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.O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.G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o.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[i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n;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�s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.E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]L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(w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<text:s/>&amp;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&amp; 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.p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dq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l]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[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(h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yx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y�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k]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rz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xs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n�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*m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�c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]I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m,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*t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(m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w.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-k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lq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p)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<text:s/>V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(d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*d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m)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1]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f,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w'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.N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*f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g;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r�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r;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yS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-j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.g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*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�p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*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yM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,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k)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]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q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]W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J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f'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]V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(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,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'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(r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[m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*b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x-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uj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-z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[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]N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x'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�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l�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[r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]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g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*h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]U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lz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]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�r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d�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-,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�d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�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g]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l;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]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*g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,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��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*e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��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�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yH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-y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�b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z'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�f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*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'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[d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yL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o]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w,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�m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,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(n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xf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w]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xm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<text:s/>+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.V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+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]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.K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x.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�i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c-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<text:s/>K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*w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]J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)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: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k: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*i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�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g�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kj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;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.J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<text:s/>z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<text:s/>J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[c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�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gz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vv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h�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yF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�h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�w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;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j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),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-C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*v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)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zb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-]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.;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]K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uq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�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u-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-q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�o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[h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yJ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?)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-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�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-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: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*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o;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xw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y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�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x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k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]Q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�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-;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[v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;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<text:s/>Y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;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,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z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-M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'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)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-P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;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.: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�p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-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]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�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'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�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�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x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x,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��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]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zp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�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.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�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]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)]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]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[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[n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]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s/>Q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.Q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[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]Y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);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.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'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�i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(v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.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-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.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�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'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-B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�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z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,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�v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.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x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z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�u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�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.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x)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.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.-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(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�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v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-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.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�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'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*u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�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;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(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-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-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(y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*j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,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.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�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'c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u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wj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�.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q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Z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.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�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[j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z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�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-H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z.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!)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'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�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F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�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�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*q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q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z-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�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?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�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]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�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�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.i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�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;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(j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*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�]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!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u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�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�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.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q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(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,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]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Sheet1.A1:Sheet1.B199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3:50.361700050</meta:creation-date>
    <dc:date>2018-11-29T09:59:41.040775333</dc:date>
    <meta:editing-duration>PT5M52S</meta:editing-duration>
    <meta:editing-cycles>1</meta:editing-cycles>
    <meta:document-statistic meta:table-count="1" meta:cell-count="3996" meta:object-count="0"/>
    <meta:generator>LibreOffice/6.0.6.2$Linux_X86_64 LibreOffice_project/00m0$Build-2</meta:generator>
  </office:meta>
</office:document-meta>
</file>